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style:font-name="Times New Roman" fo:font-weight="bold"/>
    </style:style>
    <style:style style:family="text" style:name="T2" style:display-name="T2">
      <style:text-properties style:font-name="Times New Roman"/>
    </style:style>
    <style:style style:family="text" style:name="T3" style:display-name="T3">
      <style:text-properties style:font-name="Times New Roman" fo:font-style="italic"/>
    </style:style>
    <style:style style:family="text" style:name="T4" style:display-name="T4" style:parent-style-name="Internet-link-text">
      <style:text-properties style:font-name="Times New Roman"/>
    </style:style>
    <style:style style:family="text" style:name="T5" style:display-name="T5">
      <style:text-properties style:font-name="Times New Roman" fo:font-style="italic" fo:font-weight="bold"/>
    </style:style>
    <style:style style:family="paragraph" style:name="P35" style:display-name="P35" style:list-style-name="L25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20" style:display-name="P20" style:list-style-name="L12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21" style:display-name="P21" style:list-style-name="L13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22" style:display-name="P22" style:list-style-name="L14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23" style:display-name="P23" style:list-style-name="L15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24" style:display-name="P24" style:list-style-name="L16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25" style:display-name="P25" style:list-style-name="L17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26" style:display-name="P26" style:list-style-name="L18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27" style:display-name="P27" style:list-style-name="L19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28" style:display-name="P28" style:list-style-name="L19">
      <style:paragraph-properties fo:text-indent="0.000000cm" fo:widows="0" fo:orphans="0" fo:margin-left="1.270000cm" style:writing-mode="lr"/>
      <style:text-properties style:font-name="Liberation Serif', 'MS PMincho" fo:font-size="12pt" fo:language="ru" fo:country="RU"/>
    </style:style>
    <style:style style:family="paragraph" style:name="P29" style:display-name="P29" style:list-style-name="L20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37" style:display-name="P37" style:list-style-name="L27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3" style:display-name="P3" style:parent-style-name="Standard">
      <style:text-properties style:font-name="Times New Roman" fo:font-weight="bold"/>
    </style:style>
    <style:style style:family="paragraph" style:name="P31" style:display-name="P31" style:list-style-name="L22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36" style:display-name="P36" style:list-style-name="L26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32" style:display-name="P32" style:list-style-name="L23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33" style:display-name="P33" style:list-style-name="L24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34" style:display-name="P34" style:list-style-name="L24">
      <style:paragraph-properties fo:text-indent="0.000000cm" fo:widows="0" fo:orphans="0" fo:margin-left="1.270000cm" style:writing-mode="lr"/>
      <style:text-properties style:font-name="Liberation Serif', 'MS PMincho" fo:font-size="12pt" fo:language="ru" fo:country="RU"/>
    </style:style>
    <style:style style:family="paragraph" style:name="P8" style:display-name="P8" style:list-style-name="L2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11" style:display-name="P11" style:list-style-name="L5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1" style:display-name="P1" style:parent-style-name="Standard">
      <style:paragraph-properties fo:text-align="center" fo:break-before="page"/>
      <style:text-properties style:font-name="Times New Roman" fo:font-weight="bold"/>
    </style:style>
    <style:style style:family="paragraph" style:name="P2" style:display-name="P2" style:parent-style-name="Standard">
      <style:paragraph-properties fo:text-align="center"/>
      <style:text-properties style:font-name="Times New Roman" fo:font-weight="bold"/>
    </style:style>
    <style:style style:family="paragraph" style:name="P30" style:display-name="P30" style:list-style-name="L21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4" style:display-name="P4" style:parent-style-name="Standard"/>
    <style:style style:family="paragraph" style:name="P5" style:display-name="P5" style:parent-style-name="Standard">
      <style:text-properties style:font-name="Times New Roman"/>
    </style:style>
    <style:style style:family="paragraph" style:name="P6" style:display-name="P6" style:list-style-name="L1">
      <style:paragraph-properties fo:text-indent="0.000000cm" fo:widows="0" fo:orphans="0" fo:margin-left="1.270000cm" style:writing-mode="lr"/>
      <style:text-properties style:font-name="Liberation Serif', 'MS PMincho" fo:font-size="12pt" fo:language="ru" fo:country="RU"/>
    </style:style>
    <style:style style:family="paragraph" style:name="P7" style:display-name="P7" style:list-style-name="L1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10" style:display-name="P10" style:list-style-name="L4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9" style:display-name="P9" style:list-style-name="L3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12" style:display-name="P12" style:list-style-name="L6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13" style:display-name="P13" style:list-style-name="L7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14" style:display-name="P14" style:list-style-name="L8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15" style:display-name="P15" style:list-style-name="L9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16" style:display-name="P16" style:parent-style-name="Standard">
      <style:paragraph-properties fo:text-align="justify"/>
      <style:text-properties style:font-name="Times New Roman"/>
    </style:style>
    <style:style style:family="paragraph" style:name="P17" style:display-name="P17" style:list-style-name="L10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paragraph" style:name="P18" style:display-name="P18" style:list-style-name="L10">
      <style:paragraph-properties fo:text-indent="0.000000cm" fo:widows="0" fo:orphans="0" fo:margin-left="1.270000cm" style:writing-mode="lr"/>
      <style:text-properties style:font-name="Liberation Serif', 'MS PMincho" fo:font-size="12pt" fo:language="ru" fo:country="RU"/>
    </style:style>
    <style:style style:family="paragraph" style:name="P19" style:display-name="P19" style:list-style-name="L11">
      <style:paragraph-properties fo:text-indent="0.000000cm" fo:widows="0" fo:orphans="0" fo:margin-left="1.270000cm" style:writing-mode="lr"/>
      <style:text-properties style:font-name="Times New Roman" fo:font-size="12pt" fo:language="ru" fo:country="RU"/>
    </style:style>
    <style:style style:family="section" style:name="Sect1" style:display-name="Sect1"/>
    <style:page-layout style:name="PLayout2">
      <style:page-layout-properties fo:margin-top="2cm" fo:margin-bottom="2cm" fo:margin-left="2cm" fo:margin-right="2cm" fo:background-color="#ffffff"/>
    </style:page-layout>
    <style:page-layout style:name="Standard">
      <style:page-layout-properties fo:margin-top="2cm" fo:margin-bottom="2cm" fo:margin-left="2cm" fo:margin-right="2cm" fo:background-color="#ffffff"/>
    </style:page-layout>
    <text:list-style style:name="L4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5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6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7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8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9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3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9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4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5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7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6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8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26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20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21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22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23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24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25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2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27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2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1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10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  <text:list-style style:name="L3">
      <text:list-level-style-number text:level="2" style:num-format="1" text:display-levels="2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Лабораторная работа</text:p>
        <text:p text:style-name="P2">Изучение сетевых утилит: ping, <text:s/>mtr, traceroute и telnet.</text:p>
        <text:p text:style-name="P3"/>
        <text:p text:style-name="P4"><text:span text:style-name="T1">Цель работы: </text:span><text:span text:style-name="T2">изучить на практике работу сетевых утилит ping, <text:s/>mtr, traceroute и telnet, их назначение и способы применения для диагностики проблем с сетевыми соединениями.</text:span></text:p>
        <text:p text:style-name="P2">Ход работы.</text:p>
        <text:p text:style-name="P3"/>
        <text:p text:style-name="P3">1. Изучение команды ping</text:p>
        <text:p text:style-name="P5"/>
        <text:list text:style-name="L1">
          <text:list-item>
            <text:p text:style-name="P6"><text:span text:style-name="T2">Изучите страницу помощи </text:span><text:span text:style-name="T1">man ping.</text:span></text:p>
            <text:list>
              <text:list-item>
                <text:p text:style-name="P7">Выполните проверку сетевого соединения с соседним компьютером, зафиксируйте результаты в отчете.</text:p>
              </text:list-item>
            </text:list>
          </text:list-item>
        </text:list>
        <text:p text:style-name="P5">selld@localhost:~$ ping 192.168.73.192 </text:p>
        <text:p text:style-name="P5">PING 192.168.73.192 (192.168.73.192) 56(84) bytes of data. </text:p>
        <text:p text:style-name="P5">64 bytes from 192.168.73.192: icmp_seq=1 ttl=64 time=0.526 ms </text:p>
        <text:p text:style-name="P5">64 bytes from 192.168.73.192: icmp_seq=2 ttl=64 time=0.546 ms </text:p>
        <text:p text:style-name="P5">64 bytes from 192.168.73.192: icmp_seq=3 ttl=64 time=0.460 ms </text:p>
        <text:list text:style-name="L2">
          <text:list-item>
            <text:p text:style-name="P8">Пошлите пакеты на все узлы в сегменте сети, зафиксируйте результаты в отчете.</text:p>
          </text:list-item>
        </text:list>
        <text:p text:style-name="P5">selld@localhost:~$ ping 192.168.73.255 -b </text:p>
        <text:p text:style-name="P5">WARNING: pinging broadcast address </text:p>
        <text:p text:style-name="P5">PING 192.168.73.255 (192.168.73.255) 56(84) bytes of data. </text:p>
        <text:p text:style-name="P5">64 bytes from 192.168.73.252: icmp_seq=1 ttl=255 time=1.28 ms </text:p>
        <text:p text:style-name="P5">64 bytes from 192.168.73.252: icmp_seq=2 ttl=255 time=1.38 ms </text:p>
        <text:p text:style-name="P5">64 bytes from 192.168.73.252: icmp_seq=3 ttl=255 time=1.36 ms </text:p>
        <text:p text:style-name="P5">64 bytes from 192.168.73.252: icmp_seq=4 ttl=255 time=1.35 ms </text:p>
        <text:p text:style-name="P5">64 bytes from 192.168.73.252: icmp_seq=5 ttl=255 time=1.37 ms </text:p>
        <text:p text:style-name="P5">64 bytes from 192.168.73.252: icmp_seq=6 ttl=255 time=1.32 ms </text:p>
        <text:list text:style-name="L3">
          <text:list-item>
            <text:p text:style-name="P9">Выполните проверку соединения с узлом ya.ru, зафиксируйте результаты в отчете.</text:p>
          </text:list-item>
        </text:list>
        <text:p text:style-name="P5">selld@localhost:~$ ping ya.ru </text:p>
        <text:p text:style-name="P5">PING ya.ru (213.180.193.3) 56(84) bytes of data. </text:p>
        <text:p text:style-name="P5">64 bytes from www.yandex.ru (213.180.193.3): icmp_seq=1 ttl=50 time=25.6 ms </text:p>
        <text:p text:style-name="P5">64 bytes from www.yandex.ru (213.180.193.3): icmp_seq=2 ttl=50 time=26.7 ms </text:p>
        <text:p text:style-name="P5">64 bytes from www.yandex.ru (213.180.193.3): icmp_seq=3 ttl=50 time=26.6 ms </text:p>
        <text:p text:style-name="P5">64 bytes from www.yandex.ru (213.180.193.3): icmp_seq=4 ttl=50 time=24.9 ms </text:p>
        <text:p text:style-name="P5">64 bytes from www.yandex.ru (213.180.193.3): icmp_seq=5 ttl=50 time=25.3 ms </text:p>
        <text:list text:style-name="L4">
          <text:list-item>
            <text:p text:style-name="P10">Увеличьте количество посылаемых пакетов до 4 в секунду и размер пакета до максимального значения, зафиксируйте результаты в отчете.</text:p>
          </text:list-item>
        </text:list>
        <text:p text:style-name="P5">selld@localhost:~$ ping -i 0.25 ya.ru -s 14888 </text:p>
        <text:p text:style-name="P5">PING ya.ru (213.180.204.3) 14888(14916) bytes of data. </text:p>
        <text:p text:style-name="P5">14896 bytes from www.yandex.ru (213.180.204.3): icmp_seq=3 ttl=46 time=72.9 ms </text:p>
        <text:p text:style-name="P5">14896 bytes from www.yandex.ru (213.180.204.3): icmp_seq=4 ttl=46 time=73.8 ms </text:p>
        <text:p text:style-name="P5">14896 bytes from www.yandex.ru (213.180.204.3): icmp_seq=5 ttl=46 time=74.2 ms </text:p>
        <text:p text:style-name="P5">14896 bytes from www.yandex.ru (213.180.204.3): icmp_seq=6 ttl=46 time=73.5 ms </text:p>
        <text:p text:style-name="P5">14896 bytes from www.yandex.ru (213.180.204.3): icmp_seq=7 ttl=46 time=73.5 ms </text:p>
        <text:p text:style-name="P5">14896 bytes from www.yandex.ru (213.180.204.3): icmp_seq=8 ttl=46 time=73.5 ms </text:p>
        <text:p text:style-name="P5">14896 bytes from www.yandex.ru (213.180.204.3): icmp_seq=9 ttl=46 time=73.4 ms </text:p>
        <text:list text:style-name="L5">
          <text:list-item>
            <text:p text:style-name="P11">Выполните проверку соединения с узлом 192.168.254.254, зафиксируйте результаты в отчете.</text:p>
          </text:list-item>
        </text:list>
        <text:p text:style-name="P5">selld@localhost:~$ ping 192.168.254.254 </text:p>
        <text:p text:style-name="P5">PING 192.168.254.254 (192.168.254.254) 56(84) bytes of data. </text:p>
        <text:p text:style-name="P5">^C </text:p>
        <text:p text:style-name="P5">--- 192.168.254.254 ping statistics --- </text:p>
        <text:p text:style-name="P5">11 packets transmitted, 0 received, 100% packet loss, time 10000ms </text:p>
        <text:list text:style-name="L6">
          <text:list-item>
            <text:p text:style-name="P12">Отключите сетевой интерфейс командой </text:p>
          </text:list-item>
        </text:list>
        <text:p text:style-name="P3">ifconfig eth0 down</text:p>
        <text:list text:style-name="L7">
          <text:list-item>
            <text:p text:style-name="P13">Выполните проверку сетевого соединения с соседним компьютером, зафиксируйте результаты в отчете.</text:p>
          </text:list-item>
        </text:list>
        <text:p text:style-name="P5">selld@localhost:~$ ping 192.168.73.192 </text:p>
        <text:p text:style-name="P5">connect: Network is unreachable </text:p>
        <text:list text:style-name="L8">
          <text:list-item>
            <text:p text:style-name="P14">Включите сетевой интерфейс командой </text:p>
          </text:list-item>
        </text:list>
        <text:p text:style-name="P3">ifconfig eth0 up</text:p>
        <text:list text:style-name="L9">
          <text:list-item>
            <text:p text:style-name="P15">Проанализируйте полученные результаты и сделайте выводы. Особое внимание уделите статистическим данным</text:p>
          </text:list-item>
        </text:list>
        <text:p text:style-name="P16"><text:tab/>Утилита ping предназначена для базовой проверки работоспособности сети, с помощью нее можно узнать время задержки. К ее недостаткам относится невозможность узнать какие из узлов сети не работают и задержку и процент потерь на каждом из них.</text:p>
        <text:p text:style-name="P4"><text:span text:style-name="T1">Примечание 1:</text:span><text:span text:style-name="T2"> </text:span><text:span text:style-name="T3">Если команда ping долго не отвечает, прервите ее выполнение комбинацией Ctrl+C.</text:span></text:p>
        <text:p text:style-name="P5"/>
        <text:p text:style-name="P5"/>
        <text:p text:style-name="P3">2. Изучение команды traceroute</text:p>
        <text:p text:style-name="P5"/>
        <text:list text:style-name="L10">
          <text:list-item>
            <text:p text:style-name="P17">Проверьте наличие команды в системе, если ее нет — установите.</text:p>
            <text:list>
              <text:list-item>
                <text:p text:style-name="P18"><text:span text:style-name="T2">Изучите страницу помощи </text:span><text:span text:style-name="T1">man traceroute.</text:span></text:p>
              </text:list-item>
              <text:list-item>
                <text:p text:style-name="P17">Выполните проверку трассы до <text:s/>соседнего компьютера, зафиксируйте результаты в отчете.</text:p>
              </text:list-item>
            </text:list>
          </text:list-item>
        </text:list>
        <text:p text:style-name="P5">selld@localhost:~$ traceroute 192.168.73.192 </text:p>
        <text:p text:style-name="P5">traceroute to 192.168.73.192 (192.168.73.192), 30 hops max, 60 byte packets </text:p>
        <text:p text:style-name="P5"> 1 <text:s/>192.168.73.192 (192.168.73.192) <text:s/>0.303 ms <text:s/>0.275 ms <text:s/>0.253 ms </text:p>
        <text:list text:style-name="L11">
          <text:list-item>
            <text:p text:style-name="P19">Увеличьте количество проб до 4 , выполните проверку трассы до соседнего компьютера, зафиксируйте результаты в отчете.</text:p>
          </text:list-item>
        </text:list>
        <text:p text:style-name="P5">selld@localhost:~$ traceroute 192.168.73.192 -q 4 </text:p>
        <text:p text:style-name="P5">traceroute to 192.168.73.192 (192.168.73.192), 30 hops max, 60 byte packets </text:p>
        <text:p text:style-name="P5"> 1 <text:s/>192.168.73.192 (192.168.73.192) <text:s/>0.318 ms <text:s/>0.280 ms <text:s/>0.262 ms <text:s/>0.236 ms </text:p>
        <text:list text:style-name="L12">
          <text:list-item>
            <text:p text:style-name="P20">Выполните проверку трассы до узла ya.ru, зафиксируйте результаты в отчете.</text:p>
          </text:list-item>
        </text:list>
        <text:p text:style-name="P5">selld@localhost:~$ traceroute ya.ru </text:p>
        <text:p text:style-name="P5">traceroute to ya.ru (213.180.193.3), 30 hops max, 60 byte packets </text:p>
        <text:p text:style-name="P5"> 1 <text:s/>192.168.73.252 (192.168.73.252) <text:s/>5.192 ms <text:s/>5.968 ms <text:s/>6.683 ms </text:p>
        <text:p text:style-name="P5"> 2 <text:s/>bitch.stu (192.168.0.1) <text:s/>10.639 ms <text:s/>10.838 ms <text:s/>10.839 ms </text:p>
        <text:p text:style-name="P5"> 3 <text:s/>cisco3560-main.79.69.195.in-addr.arpa (195.69.79.253) <text:s/>11.424 ms <text:s/>14.427 ms <text:s/>14.626 ms </text:p>
        <text:p text:style-name="P5"> 4 <text:s/>unallocated.sta.pautina.ua (92.249.71.249) <text:s/>16.392 ms <text:s/>16.612 ms <text:s/>17.044 ms </text:p>
        <text:p text:style-name="P5"> 5 <text:s/>ua-ix.out2.pavutyna.net (194.0.89.233) <text:s/>19.394 ms <text:s/>19.619 ms <text:s/>21.367 ms </text:p>
        <text:p text:style-name="P5"> 6 <text:s/>yandex-2-ix.giganet.ua (91.245.221.101) <text:s/>21.591 ms <text:s/>15.693 ms <text:s/>15.870 ms </text:p>
        <text:p text:style-name="P5"> 7 <text:s/>neun-ae0-71.yndx.net (213.180.213.6) <text:s/>37.957 ms <text:s/>25.159 ms <text:s/>24.908 ms </text:p>
        <text:p text:style-name="P5"> 8 <text:s/>* * * </text:p>
        <text:p text:style-name="P5"> 9 <text:s/>fol2-c4-ae8.yndx.net (87.250.239.80) <text:s/>24.500 ms <text:s/>24.752 ms fol5-c2-ae7.yndx.net (87.250.239.84) <text:s/>25.346 ms </text:p>
        <text:p text:style-name="P5">10 <text:s/>* fol5-c2-ae15.yndx.net (87.250.239.24) <text:s/>26.535 ms * </text:p>
        <text:p text:style-name="P5">11 <text:s/>* * * </text:p>
        <text:p text:style-name="P5">12 <text:s/>* * * </text:p>
        <text:p text:style-name="P5">13 <text:s/>* * www.yandex.ru (213.180.193.3) <text:s/>26.072 ms </text:p>
        <text:list text:style-name="L13">
          <text:list-item>
            <text:p text:style-name="P21">Выполните проверку трассы до узла ya.ru пакетами UDP протокола, зафиксируйте результаты в отчете.</text:p>
          </text:list-item>
        </text:list>
        <text:p text:style-name="P5">selld@localhost:~$ traceroute ya.ru -U </text:p>
        <text:p text:style-name="P5">traceroute to ya.ru (93.158.134.3), 30 hops max, 60 byte packets </text:p>
        <text:p text:style-name="P5"> 1 <text:s/>192.168.73.252 (192.168.73.252) <text:s/>6.448 ms <text:s/>7.378 ms <text:s/>9.151 ms </text:p>
        <text:p text:style-name="P5"> 2 <text:s/>bitch.stu (192.168.0.1) <text:s/>3.121 ms <text:s/>3.291 ms <text:s/>3.296 ms </text:p>
        <text:p text:style-name="P5"> 3 <text:s/>cisco3560-main.79.69.195.in-addr.arpa (195.69.79.253) <text:s/>3.502 ms <text:s/>3.501 ms <text:s/>3.919 ms </text:p>
        <text:p text:style-name="P5"> 4 <text:s/>unallocated.sta.pautina.ua (92.249.71.249) <text:s/>4.886 ms <text:s/>5.070 ms <text:s/>5.289 ms </text:p>
        <text:p text:style-name="P5"> 5 <text:s/>ua-ix.out2.pavutyna.net (194.0.89.233) <text:s/>5.542 ms <text:s/>6.843 ms <text:s/>6.845 ms </text:p>
        <text:p text:style-name="P5"> 6 <text:s/>yandex-2-ix.giganet.ua (91.245.221.101) <text:s/>5.631 ms <text:s/>4.526 ms <text:s/>4.641 ms </text:p>
        <text:p text:style-name="P5"> 7 <text:s/>neun-ae0-71.yndx.net (213.180.213.6) <text:s/>25.472 ms <text:s/>25.453 ms <text:s/>25.451 ms </text:p>
        <text:p text:style-name="P5"> 8 <text:s/>* * * </text:p>
        <text:p text:style-name="P5"> 9 <text:s/>ugr-b-c1-ae5.yndx.net (87.250.239.53) <text:s/>26.466 ms <text:s/>26.216 ms <text:s/>26.266 ms </text:p>
        <text:p text:style-name="P5">10 <text:s/>* * * </text:p>
        <text:p text:style-name="P5">11 <text:s/>* * * </text:p>
        <text:p text:style-name="P5">12 <text:s/>* * * </text:p>
        <text:p text:style-name="P5">13 <text:s/>* * * </text:p>
        <text:p text:style-name="P5">14 <text:s/>* * * </text:p>
        <text:p text:style-name="P5">15 <text:s/>* * * </text:p>
        <text:p text:style-name="P5">16 <text:s/>* * * </text:p>
        <text:p text:style-name="P5">17 <text:s/>* * * </text:p>
        <text:p text:style-name="P5">18 <text:s/>* * * </text:p>
        <text:p text:style-name="P5">19 <text:s/>* *^C </text:p>
        <text:list text:style-name="L14">
          <text:list-item>
            <text:p text:style-name="P22">Выполните проверку трассы до узла ya.ru пакетами TCP протокола, зафиксируйте результаты в отчете.</text:p>
          </text:list-item>
        </text:list>
        <text:p text:style-name="P5">selld@localhost:~$ sudo traceroute ya.ru -T </text:p>
        <text:p text:style-name="P5">traceroute to ya.ru (93.158.134.3), 30 hops max, 60 byte packets </text:p>
        <text:p text:style-name="P5"> 1 <text:s/>192.168.73.252 (192.168.73.252) <text:s/>3.955 ms <text:s/>4.636 ms <text:s/>5.446 ms </text:p>
        <text:p text:style-name="P5"> 2 <text:s/>bitch.stu (192.168.0.1) <text:s/>2.775 ms <text:s/>2.780 ms <text:s/>2.829 ms </text:p>
        <text:p text:style-name="P5"> 3 <text:s/>cisco3560-main.79.69.195.in-addr.arpa (195.69.79.253) <text:s/>28.688 ms <text:s/>28.698 ms <text:s/>28.900 ms </text:p>
        <text:p text:style-name="P5"> 4 <text:s/>unallocated.sta.pautina.ua (92.249.71.249) <text:s/>9.467 ms <text:s/>9.474 ms <text:s/>9.640 ms </text:p>
        <text:p text:style-name="P5"> 5 <text:s/>ua-ix.out2.pavutyna.net (194.0.89.233) <text:s/>6.473 ms <text:s/>6.868 ms <text:s/>6.871 ms </text:p>
        <text:p text:style-name="P5"> 6 <text:s/>yandex-2-ix.giganet.ua (91.245.221.101) <text:s/>6.616 ms <text:s/>4.655 ms <text:s/>4.835 ms </text:p>
        <text:p text:style-name="P5"> 7 <text:s/>neun-ae0-71.yndx.net (213.180.213.6) <text:s/>25.645 ms <text:s/>25.223 ms <text:s/>25.202 ms </text:p>
        <text:p text:style-name="P5"> 8 <text:s/>* * * </text:p>
        <text:p text:style-name="P5"> 9 <text:s/>ugr-b-c1-ae5.yndx.net (87.250.239.53) <text:s/>27.484 ms <text:s/>27.703 ms <text:s/>27.163 ms </text:p>
        <text:p text:style-name="P5">10 <text:s/>* * * </text:p>
        <text:p text:style-name="P5">11 <text:s/>* * * </text:p>
        <text:p text:style-name="P5">12 <text:s/>* * * </text:p>
        <text:p text:style-name="P5">13 <text:s/>* * * </text:p>
        <text:p text:style-name="P5">14 <text:s/>* www.yandex.ru (93.158.134.3) <text:s/>26.705 ms <text:s/>33.787 ms </text:p>
        <text:list text:style-name="L15">
          <text:list-item>
            <text:p text:style-name="P23">Ограничьте максимальное количество хопов в трассе до 5, выполните проверку трассы до узла ya.ru , зафиксируйте результаты в отчете.</text:p>
          </text:list-item>
        </text:list>
        <text:p text:style-name="P5">selld@localhost:~$ sudo traceroute ya.ru -m 5 </text:p>
        <text:p text:style-name="P5">traceroute to ya.ru (93.158.134.3), 5 hops max, 60 byte packets </text:p>
        <text:p text:style-name="P5"> 1 <text:s/>192.168.73.252 (192.168.73.252) <text:s/>3.356 ms <text:s/>4.248 ms <text:s/>5.264 ms </text:p>
        <text:p text:style-name="P5"> 2 <text:s/>bitch.stu (192.168.0.1) <text:s/>2.543 ms <text:s/>2.701 ms <text:s/>2.700 ms </text:p>
        <text:p text:style-name="P5"> 3 <text:s/>cisco3560-main.79.69.195.in-addr.arpa (195.69.79.253) <text:s/>3.518 ms <text:s/>4.430 ms <text:s/>4.673 ms </text:p>
        <text:p text:style-name="P5"> 4 <text:s/>unallocated.sta.pautina.ua (92.249.71.249) <text:s/>6.860 ms * * </text:p>
        <text:p text:style-name="P5"> 5 <text:s/>ua-ix.out2.pavutyna.net (194.0.89.233) <text:s/>6.378 ms <text:s/>6.371 ms <text:s/>6.568 ms </text:p>
        <text:list text:style-name="L16">
          <text:list-item>
            <text:p text:style-name="P24">Выполните проверку трассы до узла 192.168.254.254, зафиксируйте результаты в отчете.</text:p>
          </text:list-item>
        </text:list>
        <text:p text:style-name="P5">selld@localhost:~$ traceroute 192.168.254.254 </text:p>
        <text:p text:style-name="P5">traceroute to 192.168.254.254 (192.168.254.254), 30 hops max, 60 byte packets </text:p>
        <text:p text:style-name="P5"> 1 <text:s/>192.168.73.252 (192.168.73.252) <text:s/>6.387 ms <text:s/>6.818 ms <text:s/>7.372 ms </text:p>
        <text:p text:style-name="P5"> 2 <text:s/>bitch.stu (192.168.0.1) <text:s/>11.106 ms <text:s/>12.153 ms <text:s/>12.381 ms </text:p>
        <text:p text:style-name="P5"> 3 <text:s/>cisco3560-main.79.69.195.in-addr.arpa (195.69.79.253) <text:s/>13.164 ms <text:s/>19.141 ms <text:s/>19.148 ms </text:p>
        <text:p text:style-name="P5"> 4 <text:s/>unallocated.sta.pautina.ua (92.249.71.249) <text:s/>24.079 ms <text:s/>24.085 ms <text:s/>24.194 ms </text:p>
        <text:p text:style-name="P5"> 5 <text:s/>* * * </text:p>
        <text:p text:style-name="P5"> 6 <text:s/>* * * </text:p>
        <text:p text:style-name="P5"> 7 <text:s/>* * * </text:p>
        <text:p text:style-name="P5"> 8 <text:s/>* * * </text:p>
        <text:p text:style-name="P5"> 9 <text:s/>* * * </text:p>
        <text:list text:style-name="L17">
          <text:list-item>
            <text:p text:style-name="P25">Выполните проверку доступности порта web-сервера на трассе до узла <text:s/>ya.ru, зафиксируйте результаты в отчете.</text:p>
          </text:list-item>
        </text:list>
        <text:p text:style-name="P5">selld@localhost:~$ sudo traceroute ya.ru -p 80 -T </text:p>
        <text:p text:style-name="P5">traceroute to ya.ru (213.180.193.3), 30 hops max, 60 byte packets </text:p>
        <text:p text:style-name="P5"> 1 <text:s/>192.168.73.252 (192.168.73.252) <text:s/>3.938 ms <text:s/>5.562 ms <text:s/>8.069 ms </text:p>
        <text:p text:style-name="P5"> 2 <text:s/>bitch.stu (192.168.0.1) <text:s/>2.415 ms <text:s/>2.607 ms <text:s/>2.606 ms </text:p>
        <text:p text:style-name="P5"> 3 <text:s/>cisco3560-main.79.69.195.in-addr.arpa (195.69.79.253) <text:s/>4.292 ms <text:s/>4.556 ms <text:s/>4.537 ms </text:p>
        <text:p text:style-name="P5"> 4 <text:s/>unallocated.sta.pautina.ua (92.249.71.249) <text:s/>4.839 ms * * </text:p>
        <text:p text:style-name="P5"> 5 <text:s/>ua-ix.out2.pavutyna.net (194.0.89.233) <text:s/>6.434 ms <text:s/>6.408 ms <text:s/>6.721 ms </text:p>
        <text:p text:style-name="P5"> 6 <text:s/>yandex-2-ix.giganet.ua (91.245.221.101) <text:s/>6.377 ms <text:s/>3.826 ms <text:s/>3.879 ms </text:p>
        <text:p text:style-name="P5"> 7 <text:s/>neun-ae0-71.yndx.net (213.180.213.6) <text:s/>24.401 ms <text:s/>25.122 ms <text:s/>25.100 ms </text:p>
        <text:p text:style-name="P5"> 8 <text:s/>* * * </text:p>
        <text:p text:style-name="P5"> 9 <text:s/>fol5-c2-ae7.yndx.net (87.250.239.84) <text:s/>24.849 ms fol2-c4-ae8.yndx.net (87.250.239.80) <text:s/>24.604 ms <text:s/>24.505 ms </text:p>
        <text:p text:style-name="P5">10 <text:s/>* * fol5-c2-ae15.yndx.net (87.250.239.24) <text:s/>26.352 ms </text:p>
        <text:p text:style-name="P5">11 <text:s/>* * www.yandex.ru (213.180.193.3) <text:s/>25.953 ms </text:p>
        <text:list text:style-name="L18">
          <text:list-item>
            <text:p text:style-name="P26">Проанализируйте полученные результаты и сделайте выводы. Особое внимание уделите статистическим данным</text:p>
          </text:list-item>
        </text:list>
        <text:p text:style-name="P5"><text:tab/>Утилита traceroutе предназначена для просмотра пути по которому следует пакет для достижения целевого адреса, а также дает возможность посмотреть задержку на каждом из маршрутизаторов, к недостаткам можно отнести невозможность посмотреть процент потерь на каждом из узлов сети.</text:p>
        <text:p text:style-name="P5"/>
        <text:p text:style-name="P4"><text:span text:style-name="T1">Примечание 2:</text:span><text:span text:style-name="T2"> </text:span><text:span text:style-name="T3">Если команда traceroute <text:s/>выводит одинаковые строки с символом *, прервите ее выполнение комбинацией Ctrl+C.</text:span></text:p>
        <text:p text:style-name="P5"/>
        <text:p text:style-name="P5"/>
        <text:p text:style-name="P3">3. Изучение команды mtr</text:p>
        <text:p text:style-name="P5"/>
        <text:list text:style-name="L19">
          <text:list-item>
            <text:p text:style-name="P27">Проверьте наличие команды в системе, если ее нет — установите.</text:p>
            <text:list>
              <text:list-item>
                <text:p text:style-name="P28"><text:span text:style-name="T2">Изучите страницу помощи </text:span><text:span text:style-name="T1">man mtr.</text:span></text:p>
              </text:list-item>
              <text:list-item>
                <text:p text:style-name="P27">Запустите mtr <text:s/>в режиме просмотра <text:s/>до <text:s/>соседнего компьютера.</text:p>
              </text:list-item>
            </text:list>
          </text:list-item>
        </text:list>
        <text:p text:style-name="P5"> <text:s text:c="102"/>Packets <text:s text:c="14"/>Pings </text:p>
        <text:p text:style-name="P5"> Host <text:s text:c="80"/>Loss% <text:s text:c="2"/>Snt <text:s text:c="2"/>Last <text:s text:c="2"/>Avg <text:s/>Best <text:s/>Wrst StDev </text:p>
        <text:p text:style-name="P5"> 1. 192.168.73.192 <text:s text:c="72"/>0.0% <text:s text:c="3"/>19 <text:s text:c="3"/>0.4 <text:s text:c="2"/>0.5 <text:s text:c="2"/>0.4 <text:s text:c="2"/>0.6 <text:s text:c="2"/>0.0 </text:p>
        <text:list text:style-name="L20">
          <text:list-item>
            <text:p text:style-name="P29">Запустите mtr <text:s/>в режиме отчета для 100 пакетов <text:s/>до <text:s/>соседнего компьютера, зафиксируйте результаты в отчете.</text:p>
          </text:list-item>
        </text:list>
        <text:p text:style-name="P5">mtr -r 192.168.73.127 -c 100 </text:p>
        <text:p text:style-name="P5">Start: Fri Feb 20 16:25:25 2015 </text:p>
        <text:p text:style-name="P5">HOST: laptopMint <text:s text:c="17"/>Loss% <text:s text:c="2"/>Snt <text:s text:c="2"/>Last <text:s text:c="2"/>Avg <text:s/>Best <text:s/>Wrst StDev </text:p>
        <text:p text:style-name="P5"> <text:s/>1.|-- 192.168.73.127 <text:s text:c="12"/>0.0% <text:s text:c="2"/>100 <text:s text:c="3"/>0.5 <text:s text:c="2"/>0.5 <text:s text:c="2"/>0.3 <text:s text:c="2"/>0.7 <text:s text:c="2"/>0.0</text:p>
        <text:list text:style-name="L21">
          <text:list-item>
            <text:p text:style-name="P30">Запустите mtr <text:s/>в режиме отчета для 100 пакетов <text:s/>до <text:s/>узла ya.ru, зафиксируйте результаты в отчете.</text:p>
          </text:list-item>
        </text:list>
        <text:p text:style-name="P5">selld@localhost:~$ mtr -r ya.ru -c 100 </text:p>
        <text:p text:style-name="P5">Start: Fri Feb 20 16:32:22 2015 </text:p>
        <text:p text:style-name="P5">HOST: localhost <text:s text:c="18"/>Loss% <text:s text:c="2"/>Snt <text:s text:c="2"/>Last <text:s text:c="2"/>Avg <text:s/>Best <text:s/>Wrst StDev </text:p>
        <text:p text:style-name="P5"> <text:s/>1.|-- 192.168.73.252 <text:s text:c="12"/>0.0% <text:s text:c="2"/>100 <text:s text:c="3"/>1.2 <text:s text:c="2"/>1.2 <text:s text:c="2"/>1.1 <text:s text:c="2"/>1.5 <text:s text:c="2"/>0.0 </text:p>
        <text:p text:style-name="P5"> <text:s/>2.|-- bitch.stu <text:s text:c="17"/>0.0% <text:s text:c="2"/>100 <text:s text:c="3"/>2.2 <text:s text:c="2"/>2.6 <text:s text:c="2"/>1.9 <text:s text:c="2"/>9.0 <text:s text:c="2"/>0.8 </text:p>
        <text:p text:style-name="P5"> <text:s/>3.|-- cisco3560-main.79.69.195. <text:s/>0.0% <text:s text:c="2"/>100 <text:s text:c="3"/>4.1 <text:s/>10.1 <text:s text:c="2"/>1.9 <text:s/>61.2 <text:s/>11.9 </text:p>
        <text:p text:style-name="P5"> <text:s/>4.|-- unallocated.sta.pautina.u <text:s/>4.0% <text:s text:c="2"/>100 <text:s text:c="3"/>4.2 <text:s text:c="2"/>8.1 <text:s text:c="2"/>3.9 <text:s/>58.5 <text:s text:c="2"/>8.2 </text:p>
        <text:p text:style-name="P5"> <text:s/>5.|-- ua-ix.out2.pavutyna.net <text:s text:c="3"/>1.0% <text:s text:c="2"/>100 <text:s text:c="3"/>5.1 <text:s text:c="2"/>6.3 <text:s text:c="2"/>4.8 <text:s/>27.2 <text:s text:c="2"/>3.3 </text:p>
        <text:p text:style-name="P5"> <text:s/>6.|-- yandex-2-ix.giganet.ua <text:s text:c="4"/>0.0% <text:s text:c="2"/>100 <text:s text:c="3"/>4.1 <text:s text:c="2"/>7.3 <text:s text:c="2"/>3.8 <text:s/>62.3 <text:s text:c="2"/>9.6 </text:p>
        <text:p text:style-name="P5"> <text:s/>7.|-- neun-ae0-71.yndx.net <text:s text:c="6"/>2.0% <text:s text:c="2"/>100 <text:s text:c="2"/>26.1 <text:s/>26.8 <text:s/>25.3 <text:s/>33.2 <text:s text:c="2"/>1.0 </text:p>
        <text:p text:style-name="P5"> <text:s/>8.|-- ??? <text:s text:c="22"/>100.0 <text:s text:c="2"/>100 <text:s text:c="3"/>0.0 <text:s text:c="2"/>0.0 <text:s text:c="2"/>0.0 <text:s text:c="2"/>0.0 <text:s text:c="2"/>0.0 </text:p>
        <text:p text:style-name="P5"> <text:s/>9.|-- std-p1-be5.yndx.net <text:s text:c="7"/>2.0% <text:s text:c="2"/>100 <text:s text:c="2"/>26.1 <text:s/>27.2 <text:s/>26.1 <text:s/>29.5 <text:s text:c="2"/>0.6 </text:p>
        <text:p text:style-name="P5"> 10.|-- iva-p2-be6.yndx.net <text:s text:c="7"/>0.0% <text:s text:c="2"/>100 <text:s text:c="2"/>27.4 <text:s/>27.8 <text:s/>26.9 <text:s/>30.0 <text:s text:c="2"/>0.4 </text:p>
        <text:p text:style-name="P5"> 11.|-- www.yandex.ru <text:s text:c="13"/>0.0% <text:s text:c="2"/>100 <text:s text:c="2"/>27.1 <text:s/>27.8 <text:s/>26.7 <text:s/>34.3 <text:s text:c="2"/>0.8 </text:p>
        <text:list text:style-name="L22">
          <text:list-item>
            <text:p text:style-name="P31">Увеличьте размер пакета до 65К , запустите mtr <text:s/>в режиме отчета для 100 пакетов <text:s/>до <text:s/>узла ya.ru, зафиксируйте результаты в отчете.</text:p>
          </text:list-item>
        </text:list>
        <text:p text:style-name="P5">selld@localhost:~$ mtr -r ya.ru -c 100 -s 65K </text:p>
        <text:p text:style-name="P5">Start: Fri Feb 20 16:36:04 2015 </text:p>
        <text:p text:style-name="P5">HOST: localhost <text:s text:c="18"/>Loss% <text:s text:c="2"/>Snt <text:s text:c="2"/>Last <text:s text:c="2"/>Avg <text:s/>Best <text:s/>Wrst StDev </text:p>
        <text:p text:style-name="P5"> <text:s/>1.|-- 192.168.73.252 <text:s text:c="12"/>0.0% <text:s text:c="2"/>100 <text:s text:c="3"/>1.1 <text:s text:c="2"/>1.2 <text:s text:c="2"/>1.1 <text:s text:c="2"/>1.4 <text:s text:c="2"/>0.0 </text:p>
        <text:p text:style-name="P5"> <text:s/>2.|-- bitch.stu <text:s text:c="17"/>0.0% <text:s text:c="2"/>100 <text:s text:c="3"/>1.2 <text:s text:c="2"/>2.4 <text:s text:c="2"/>1.2 <text:s text:c="2"/>3.2 <text:s text:c="2"/>0.1 </text:p>
        <text:p text:style-name="P5"> <text:s/>3.|-- cisco3560-main.79.69.195. <text:s/>1.0% <text:s text:c="2"/>100 <text:s text:c="3"/>4.0 <text:s text:c="2"/>9.6 <text:s text:c="2"/>2.0 <text:s/>52.3 <text:s/>10.7 </text:p>
        <text:p text:style-name="P5"> <text:s/>4.|-- unallocated.sta.pautina.u <text:s/>5.0% <text:s text:c="2"/>100 <text:s text:c="3"/>4.9 <text:s text:c="2"/>4.6 <text:s text:c="2"/>3.8 <text:s text:c="2"/>8.8 <text:s text:c="2"/>0.7 </text:p>
        <text:p text:style-name="P5"> <text:s/>5.|-- ua-ix.out2.pavutyna.net <text:s text:c="3"/>2.0% <text:s text:c="2"/>100 <text:s text:c="3"/>5.8 <text:s text:c="2"/>6.4 <text:s text:c="2"/>4.8 <text:s/>19.4 <text:s text:c="2"/>2.7 </text:p>
        <text:p text:style-name="P5"> <text:s/>6.|-- yandex-2-ix.giganet.ua <text:s text:c="4"/>0.0% <text:s text:c="2"/>100 <text:s text:c="3"/>4.6 <text:s text:c="2"/>7.3 <text:s text:c="2"/>3.8 <text:s/>70.5 <text:s/>10.8 </text:p>
        <text:p text:style-name="P5"> <text:s/>7.|-- neun-ae0-71.yndx.net <text:s text:c="6"/>0.0% <text:s text:c="2"/>100 <text:s text:c="2"/>25.5 <text:s/>25.8 <text:s/>24.8 <text:s/>31.7 <text:s text:c="2"/>0.7 </text:p>
        <text:p text:style-name="P5"> <text:s/>8.|-- ??? <text:s text:c="22"/>100.0 <text:s text:c="2"/>100 <text:s text:c="3"/>0.0 <text:s text:c="2"/>0.0 <text:s text:c="2"/>0.0 <text:s text:c="2"/>0.0 <text:s text:c="2"/>0.0 </text:p>
        <text:p text:style-name="P5"> <text:s/>9.|-- ugr-b-c1-ae5.yndx.net <text:s text:c="5"/>0.0% <text:s text:c="2"/>100 <text:s text:c="2"/>26.2 <text:s/>26.8 <text:s/>25.9 <text:s/>35.1 <text:s text:c="2"/>1.2 </text:p>
        <text:p text:style-name="P5"> 10.|-- www.yandex.ru <text:s text:c="13"/>1.0% <text:s text:c="2"/>100 <text:s text:c="2"/>25.4 <text:s/>25.5 <text:s/>24.9 <text:s/>27.5 <text:s text:c="2"/>0.2 </text:p>
        <text:list text:style-name="L23">
          <text:list-item>
            <text:p text:style-name="P32">Проанализируйте полученные результаты и сделайте выводы. Особое внимание уделите статистическим данным</text:p>
          </text:list-item>
        </text:list>
        <text:p text:style-name="P5"><text:tab/>Утилита mtr является улучшенной версией traceroute, она позволяет также получать процент потерянных пакетов и статистическую информацию для каждого узла сети, такую как среднее время задержки, лучшее время задержки, среднеквадратичное отклонение и прочее.</text:p>
        <text:p text:style-name="P5"><text:tab/></text:p>
        <text:p text:style-name="P3">4. Изучение команды telnet</text:p>
        <text:p text:style-name="P5"/>
        <text:list text:style-name="L24">
          <text:list-item>
            <text:p text:style-name="P33">Проверьте наличие команды в системе, если ее нет — установите.</text:p>
            <text:list>
              <text:list-item>
                <text:p text:style-name="P34"><text:span text:style-name="T2">Изучите страницу помощи </text:span><text:span text:style-name="T1">man telnet.</text:span></text:p>
              </text:list-item>
              <text:list-item>
                <text:p text:style-name="P34"><text:span text:style-name="T2">Соединитесь с веб-сервером </text:span><text:a xlink:href="http://www.portaone.com/"><text:span text:style-name="T4">www.portaone.com</text:span></text:a><text:span text:style-name="T2">, выполните запрос индексной страницы по протоколу HTTP, зафиксируйте результаты в отчете.</text:span></text:p>
              </text:list-item>
            </text:list>
          </text:list-item>
        </text:list>
        <text:p text:style-name="P5">selld@localhost:~$ telnet portaone.com 80 </text:p>
        <text:p text:style-name="P5">Trying 195.138.219.142... </text:p>
        <text:p text:style-name="P5">Connected to portaone.com. </text:p>
        <text:p text:style-name="P5">Escape character is '^]'. </text:p>
        <text:p text:style-name="P5">GET HTTP/1.1 </text:p>
        <text:p text:style-name="P5">&lt;!DOCTYPE HTML PUBLIC "-//IETF//DTD HTML 2.0//EN"&gt; </text:p>
        <text:p text:style-name="P5">&lt;html&gt;&lt;head&gt; </text:p>
        <text:p text:style-name="P5">&lt;title&gt;400 Bad Request&lt;/title&gt; </text:p>
        <text:p text:style-name="P5">&lt;/head&gt;&lt;body&gt; </text:p>
        <text:p text:style-name="P5">&lt;h1&gt;Bad Request&lt;/h1&gt; </text:p>
        <text:p text:style-name="P5">&lt;p&gt;Your browser sent a request that this server could not understand.&lt;br /&gt; </text:p>
        <text:p text:style-name="P5">&lt;/p&gt; </text:p>
        <text:p text:style-name="P5">&lt;/body&gt;&lt;/html&gt; </text:p>
        <text:p text:style-name="P5">Connection closed by foreign host. </text:p>
        <text:list text:style-name="L25">
          <text:list-item>
            <text:p text:style-name="P35">Проверьте доступность на сервере portaone.com открытого TCP порта mysql, зафиксируйте результаты в отчете.</text:p>
          </text:list-item>
        </text:list>
        <text:p text:style-name="P5">selld@localhost:~$ telnet portaone.com 1186 </text:p>
        <text:p text:style-name="P5">Trying 195.138.219.142... </text:p>
        <text:p text:style-name="P5">telnet: Unable to connect to remote host: Connection refused </text:p>
        <text:list text:style-name="L26">
          <text:list-item>
            <text:p text:style-name="P36">Проверьте доступность на сервере portaone.com открытого TCP порта 1024, зафиксируйте результаты в отчете.</text:p>
          </text:list-item>
        </text:list>
        <text:p text:style-name="P5">telnet portaone.com 1024 </text:p>
        <text:p text:style-name="P5">Trying 195.138.219.142... </text:p>
        <text:p text:style-name="P5">telnet: Unable to connect to remote host: Connection refused </text:p>
        <text:list text:style-name="L27">
          <text:list-item>
            <text:p text:style-name="P37">Проанализируйте полученные результаты и сделайте выводы. </text:p>
          </text:list-item>
        </text:list>
        <text:p text:style-name="P5"><text:tab/>Утилита telnet позволяет проверять доступность портов на удаленном сервере, а также вручную задавать содержимое отправляемых пакетов. Может использоватся в целях отладки. </text:p>
        <text:p text:style-name="P4"><text:span text:style-name="T5">Примечание 3:</text:span><text:span text:style-name="T3"> Для выхода из командной строки telnet <text:s/>воспользуйтесь комбинацией Ctrl+], напишите exit и клавишу Enter.</text:span></text:p>
        <text:p text:style-name="P3"/>
        <text:p text:style-name="P5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'Liberation Sans', Arial" svg:font-family="'Liberation Sans', Arial"/>
    <style:font-face style:name="Liberation Serif', 'MS PMincho" svg:font-family="Liberation Serif', 'MS PMincho"/>
    <style:font-face style:name="Arial" svg:font-family="Arial"/>
    <style:font-face style:name="Symbol" svg:font-family="Symbol"/>
    <style:font-face style:name="Liberation Serif" svg:font-family="Liberation Serif"/>
    <style:font-face style:name="Times New Roman" svg:font-family="Times New Roman"/>
    <style:font-face style:name="OpenSymbol, 'Arial Unicode MS'" svg:font-family="OpenSymbol, 'Arial Unicode MS'"/>
  </office:font-face-decls>
  <office:styles>
    <style:default-style style:family="paragraph">
      <style:paragraph-properties style:tab-stop-distance="1.251cm"/>
    </style:default-style>
    <style:style style:family="text" style:name="WW8Num4z3-text" style:display-name="WW8Num4z3_text" style:next-style-name="WW8Num4z3-text">
      <style:text-properties style:font-name="Symbol"/>
    </style: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text" style:name="WW8Num5z3-text" style:display-name="WW8Num5z3_text" style:next-style-name="WW8Num5z3-text">
      <style:text-properties style:font-name="Symbol"/>
    </style:style>
    <style:style style:family="text" style:name="WW8Num1z3-text" style:display-name="WW8Num1z3_text" style:next-style-name="WW8Num1z3-text">
      <style:text-properties style:font-name="Symbol"/>
    </style:style>
    <style:style style:family="text" style:name="WW8Num5z1-text" style:display-name="WW8Num5z1_text" style:next-style-name="WW8Num5z1-text">
      <style:text-properties style:font-name="Times New Roman" fo:font-weight="bold"/>
    </style:style>
    <style:style style:family="text" style:name="WW8Num3z3-text" style:display-name="WW8Num3z3_text" style:next-style-name="WW8Num3z3-text">
      <style:text-properties style:font-name="Symbol"/>
    </style:style>
    <style:style style:family="text" style:name="Bullets-text" style:display-name="Bullets_text" style:next-style-name="Bullets-text">
      <style:text-properties style:font-name="OpenSymbol, 'Arial Unicode MS'"/>
    </style:style>
    <style:style style:family="text" style:name="WW8Num4z1-text" style:display-name="WW8Num4z1_text" style:next-style-name="WW8Num4z1-text">
      <style:text-properties style:font-name="Times New Roman" fo:font-weight="bold"/>
    </style:style>
    <style:style style:family="text" style:name="WW8Num3z1-text" style:display-name="WW8Num3z1_text" style:next-style-name="WW8Num3z1-text">
      <style:text-properties style:font-name="Times New Roman" fo:font-weight="bold"/>
    </style:style>
    <style:style style:family="text" style:name="WW8Num1z1-text" style:display-name="WW8Num1z1_text" style:next-style-name="WW8Num1z1-text">
      <style:text-properties style:font-name="Times New Roman" fo:font-weight="bold"/>
    </style:style>
    <style:style style:family="paragraph" style:name="Text-body" style:display-name="Text body" style:parent-style-name="Standard" style:next-style-name="Text-body">
      <style:paragraph-properties fo:margin-top="0cm" fo:margin-bottom="0.212cm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Normal" style:display-name="Normal">
      <style:paragraph-properties style:writing-mode="lr"/>
      <style:text-properties style:font-name="Liberation Serif" fo:font-size="12pt" fo:language="ru" fo:country="RU"/>
    </style:style>
    <style:style style:family="paragraph" style:name="Heading" style:display-name="Heading" style:parent-style-name="Standard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Standard" style:display-name="Standard" style:next-style-name="Standard">
      <style:paragraph-properties fo:widows="0" fo:orphans="0" style:writing-mode="lr"/>
      <style:text-properties style:font-name="Liberation Serif', 'MS PMincho" fo:font-size="12pt" fo:language="ru" fo:country="RU"/>
    </style:style>
    <style:style style:family="paragraph" style:name="Heading--user-" style:display-name="Heading (user)" style:parent-style-name="Standard" style:next-style-name="Text-body">
      <style:paragraph-properties fo:margin-top="0.423cm" fo:margin-bottom="0.212cm" fo:keep-with-next="always"/>
      <style:text-properties style:font-name="'Liberation Sans', Arial" fo:font-size="14pt"/>
    </style:style>
    <style:style style:family="paragraph" style:name="----------------1" style:display-name="Название1" style:parent-style-name="Standard" style:next-style-name="----------------1">
      <style:paragraph-properties fo:margin-top="0.212cm" fo:margin-bottom="0.212cm"/>
      <style:text-properties fo:font-size="12pt" fo:font-style="italic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Standard" style:next-style-name="Caption">
      <style:paragraph-properties fo:margin-top="0.212cm" fo:margin-bottom="0.212cm"/>
      <style:text-properties fo:font-size="12pt" fo:font-style="italic"/>
    </style:style>
    <style:style style:family="paragraph" style:name="Caption--user-" style:display-name="Caption (user)" style:parent-style-name="Standard" style:next-style-name="Caption--user-">
      <style:paragraph-properties fo:margin-top="0.212cm" fo:margin-bottom="0.212cm"/>
      <style:text-properties fo:font-size="12pt" fo:font-style="italic"/>
    </style:style>
  </office:styles>
  <office:automatic-styles>
    <style:page-layout style:name="Standard">
      <style:page-layout-properties fo:page-width="21.000000cm" fo:page-height="29.700000cm" style:print-orientation="portrait" fo:margin-top="2cm" fo:margin-bottom="2cm" fo:margin-left="2cm" fo:margin-right="2cm" fo:background-color="#ffffff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initial-creator>NoX</meta:initial-creator>
    <meta:creation-date>2013-02-12T16:37:00</meta:creation-date>
    <dc:date>Mon Feb 29 22:38:34 2016
</dc:date>
  </office:meta>
</office:document-meta>
</file>